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4d87a" officeooo:paragraph-rsid="0004d8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1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1"/>
      <text:p text:style-name="P1">FLAC-compressed wave file (48 kHz, 24 bit)</text:p>
      <text:p text:style-name="P1">==========================================</text:p>
      <text:p text:style-name="P1">Please verify the correctness of K-System meter values over time by</text:p>
      <text:p text:style-name="P1">making use of your eyes and the expanded metering mode.</text:p>
      <text:p text:style-name="P1"/>
      <text:p text:style-name="P1">00:00 - 00:03 <text:s/>silence</text:p>
      <text:p text:style-name="P1">00:03 - 01:03 <text:s/>uncorrelated band-limited pink noise (20 Hz to 20000 Hz,</text:p>
      <text:p text:style-name="P1"><text:s text:c="15"/>-23.01 dB RMS)</text:p>
      <text:p text:style-name="P1">01:03 - 01:06 <text:s/>silence</text:p>
      <text:p text:style-name="P1"/>
      <text:p text:style-name="P1"/>
      <text:p text:style-name="P1">Validation settings</text:p>
      <text:p text:style-name="P1">===================</text:p>
      <text:p text:style-name="P1">File: <text:s text:c="4"/>pink_noise.flac</text:p>
      <text:p text:style-name="P1">Host SR: <text:s/>48 000 Hz</text:p>
      <text:p text:style-name="P1">Channel: <text:s/>All</text:p>
      <text:p text:style-name="P1">Display: <text:s/>[x] Average meter level</text:p>
      <text:p text:style-name="P1"><text:s text:c="10"/>[ ] Peak meter level</text:p>
      <text:p text:style-name="P1"><text:s text:c="10"/>[ ] Maximum peak level</text:p>
      <text:p text:style-name="P1"><text:s text:c="10"/>[ ] Stereo meter value</text:p>
      <text:p text:style-name="P1"><text:s text:c="10"/>[ ] Phase correlation</text:p>
      <text:p text:style-name="P1"/>
      <text:p text:style-name="P1"/>
      <text:p text:style-name="P1">RMS correction of K-System meter</text:p>
      <text:p text:style-name="P1">================================</text:p>
      <text:p text:style-name="P1">RMS = A / sqrt(2)</text:p>
      <text:p text:style-name="P1">RMS / A <text:s/>= sqrt(2) = +3.01 dB</text:p>
      <text:p text:style-name="P1"/>
      <text:p text:style-name="P1"/>
      <text:p text:style-name="P1">Pink noise (20 Hz to 20000 Hz, -23.01 dB RMS)</text:p>
      <text:p text:style-name="P1">=============================================</text:p>
      <text:p text:style-name="P1">K-20 := <text:s text:c="2"/>0.00 dB <text:s/>(crest factor: 20 dB)</text:p>
      <text:p text:style-name="P1">K-14 := <text:s/>-6.00 dB <text:s/>(crest factor: 14 dB)</text:p>
      <text:p text:style-name="P1">K-12 := <text:s/>-8.00 dB <text:s/>(crest factor: 12 dB)</text:p>
      <text:p text:style-name="P1">Norm := -20.00 dB <text:s/>(crest factor: <text:s/>0 d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document-statistic meta:table-count="0" meta:image-count="0" meta:object-count="0" meta:page-count="1" meta:paragraph-count="45" meta:word-count="275" meta:character-count="1931"/>
    <dc:date>2011-04-19T22:16:45</dc:date>
    <dc:creator>Martin Zuther</dc:creator>
    <meta:editing-duration>PT00H00M09S</meta:editing-duration>
    <meta:editing-cycles>1</meta:editing-cycles>
  </office:meta>
</office:document-meta>
</file>